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0639" officeooo:paragraph-rsid="00010639" style:font-weight-asian="bold" style:font-weight-complex="bold"/>
    </style:style>
    <style:style style:name="P2" style:family="paragraph" style:parent-style-name="Standard">
      <style:text-properties fo:font-weight="bold" officeooo:rsid="00010639" officeooo:paragraph-rsid="000d5098" style:font-weight-asian="bold" style:font-weight-complex="bold"/>
    </style:style>
    <style:style style:name="P3" style:family="paragraph" style:parent-style-name="Standard">
      <style:text-properties fo:font-weight="normal" officeooo:rsid="00010639" officeooo:paragraph-rsid="00010639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2eee2" officeooo:paragraph-rsid="0002eee2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2eee2" officeooo:paragraph-rsid="0002eee2" style:font-weight-asian="normal" style:font-weight-complex="normal"/>
    </style:style>
    <style:style style:name="P6" style:family="paragraph" style:parent-style-name="Standard">
      <style:text-properties fo:font-weight="normal" officeooo:rsid="0002eee2" officeooo:paragraph-rsid="0002eee2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36afa" officeooo:paragraph-rsid="00036afa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48713" officeooo:paragraph-rsid="00048713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48d00" officeooo:paragraph-rsid="00048d00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4aa92" officeooo:paragraph-rsid="0004aa92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5cf3d" officeooo:paragraph-rsid="0005cf3d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06d031" officeooo:paragraph-rsid="0006d031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06d031" officeooo:paragraph-rsid="0006d031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07ba2d" officeooo:paragraph-rsid="0007ba2d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087403" officeooo:paragraph-rsid="00087403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08dd71" officeooo:paragraph-rsid="0008dd71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0c4ce6" officeooo:paragraph-rsid="000c4ce6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0c4ce6" officeooo:paragraph-rsid="000c4ce6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0d5098" officeooo:paragraph-rsid="000d5098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0e1aa3" officeooo:paragraph-rsid="000e1aa3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0ecf8b" officeooo:paragraph-rsid="000ecf8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6afa" style:font-weight-asian="normal" style:font-weight-complex="normal"/>
    </style:style>
    <style:style style:name="T3" style:family="text">
      <style:text-properties fo:font-weight="normal" officeooo:rsid="00048713" style:font-weight-asian="normal" style:font-weight-complex="normal"/>
    </style:style>
    <style:style style:name="T4" style:family="text">
      <style:text-properties fo:font-weight="normal" officeooo:rsid="0007ba2d" style:font-weight-asian="normal" style:font-weight-complex="normal"/>
    </style:style>
    <style:style style:name="T5" style:family="text">
      <style:text-properties fo:font-weight="normal" officeooo:rsid="000d5098" style:font-weight-asian="normal" style:font-weight-complex="normal"/>
    </style:style>
    <style:style style:name="T6" style:family="text">
      <style:text-properties officeooo:rsid="00048713"/>
    </style:style>
    <style:style style:name="T7" style:family="text">
      <style:text-properties officeooo:rsid="00048d00"/>
    </style:style>
    <style:style style:name="T8" style:family="text">
      <style:text-properties officeooo:rsid="000a2cba"/>
    </style:style>
    <style:style style:name="T9" style:family="text">
      <style:text-properties officeooo:rsid="000c4ce6"/>
    </style:style>
    <style:style style:name="T10" style:family="text">
      <style:text-properties officeooo:rsid="000ecf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sonal distribution<text:span text:style-name="T9">s</text:span> of fish and zooplankton in two alpine lakes</text:p>
      <text:p text:style-name="P1"/>
      <text:p text:style-name="P1"><text:span text:style-name="T1">Authors: Urmy, Warren, others (?)</text:span></text:p>
      <text:p text:style-name="P1"/>
      <text:p text:style-name="P1"><text:span text:style-name="T1">Target journal: </text:span><text:span text:style-name="T2">L&amp;O? <text:s/></text:span><text:span text:style-name="T3">Other freshwater journals?</text:span></text:p>
      <text:p text:style-name="P1"/>
      <text:p text:style-name="P1">Abstract</text:p>
      <text:p text:style-name="P3"/>
      <text:p text:style-name="P2">Introduction</text:p>
      <text:p text:style-name="P2"><text:span text:style-name="T5"><text:tab/>[Depends on the angle we want to take, or what to emphasize. <text:s/>Possible angles are seasonal cycle/multiple time points, acoustics/high resolution sampling, wildfire impacts, and transparency-regulator hypothesis. <text:s/>The latter two would require data from other sensors.]</text:span></text:p>
      <text:p text:style-name="P3"/>
      <text:p text:style-name="P1">Methods</text:p>
      <text:list xml:id="list8154858341477758558" text:style-name="L1">
        <text:list-item>
          <text:p text:style-name="P7">Description of Cherry and Eleanor</text:p>
          <text:list>
            <text:list-item>
              <text:p text:style-name="P7">Elevation, dams, climate</text:p>
            </text:list-item>
            <text:list-item>
              <text:p text:style-name="P17">Amount of watershed burned in Rim Fire</text:p>
            </text:list-item>
            <text:list-item>
              <text:p text:style-name="P7">Fish stocking <text:span text:style-name="T6">in Cherry (contact CDFW for history)</text:span></text:p>
            </text:list-item>
            <text:list-item>
              <text:p text:style-name="P15">Dates and summary of field work</text:p>
              <text:list>
                <text:list-item>
                  <text:p text:style-name="P15">Sept 2013 (immediately post burn), Apr 2014 (runoff), Jul 2014 (dry season), Sept 2014 (one year later)</text:p>
                </text:list-item>
                <text:list-item>
                  <text:p text:style-name="P15">Trailer boat to lakes with all gear, sample in midday/afternoon</text:p>
                </text:list-item>
              </text:list>
            </text:list-item>
          </text:list>
        </text:list-item>
        <text:list-item>
          <text:p text:style-name="P4">Acoustics</text:p>
          <text:list>
            <text:list-item>
              <text:p text:style-name="P8">120 and 710 deployed on pole mount off small boats</text:p>
            </text:list-item>
            <text:list-item>
              <text:p text:style-name="P8">Table with settings <text:span text:style-name="T7">for instruments</text:span></text:p>
            </text:list-item>
          </text:list>
        </text:list-item>
        <text:list-item>
          <text:p text:style-name="P4">Net sampling and zooplankton counting</text:p>
          <text:list>
            <text:list-item>
              <text:p text:style-name="P8">Vertical tow each sampling day to 50 m, 80 um net</text:p>
            </text:list-item>
            <text:list-item>
              <text:p text:style-name="P8">Preserved in formalin</text:p>
            </text:list-item>
            <text:list-item>
              <text:p text:style-name="P8">Counted under compound microscope, ID to lowest taxonomic level</text:p>
            </text:list-item>
            <text:list-item>
              <text:p text:style-name="P8">Measure first 30 animals in each sample</text:p>
            </text:list-item>
            <text:list-item>
              <text:p text:style-name="P8">Target strengths: <text:span text:style-name="T7">zoops</text:span> are fluid-like cylinders/spheroids</text:p>
            </text:list-item>
          </text:list>
        </text:list-item>
        <text:list-item>
          <text:p text:style-name="P8">Analysis of acoustics</text:p>
          <text:list>
            <text:list-item>
              <text:p text:style-name="P9">Separate fish/zoops by frequency response</text:p>
            </text:list-item>
            <text:list-item>
              <text:p text:style-name="P9">Estimate fish TS from single targets, known species in lakes (rainbow and brown trout)</text:p>
            </text:list-item>
            <text:list-item>
              <text:p text:style-name="P9">Single-target detection for zoops? <text:s/>Compare w/ theoretical from net measurements?</text:p>
              <text:list>
                <text:list-item>
                  <text:p text:style-name="P10">If so, will have to do single-beam echo stats</text:p>
                </text:list-item>
              </text:list>
            </text:list-item>
            <text:list-item>
              <text:p text:style-name="P10">Estimate zoop biomass/numerical denisty using TS values</text:p>
            </text:list-item>
            <text:list-item>
              <text:p text:style-name="P10">Vertical distribution of zoops and fish: by lake and time of year</text:p>
            </text:list-item>
            <text:list-item>
              <text:p text:style-name="P11">Discernible trends in horizontal distribution? <text:s/><text:span text:style-name="T8">Horizontal patchiness?</text:span></text:p>
            </text:list-item>
          </text:list>
        </text:list-item>
        <text:list-item>
          <text:p text:style-name="P12">Other environmental variables (still waiting for summaries from TERC)</text:p>
          <text:list>
            <text:list-item>
              <text:p text:style-name="P12">Water clarity, chlorophyll, temperature/stratification</text:p>
            </text:list-item>
            <text:list-item>
              <text:p text:style-name="P12">Impact of fire...ash, runoff...</text:p>
            </text:list-item>
          </text:list>
        </text:list-item>
      </text:list>
      <text:p text:style-name="P6"/>
      <text:p text:style-name="P1">Results<text:span text:style-name="T4"> </text:span></text:p>
      <text:list xml:id="list6572499063585632528" text:style-name="L2">
        <text:list-item>
          <text:p text:style-name="P5">Composition of zooplankton over time</text:p>
          <text:list>
            <text:list-item>
              <text:p text:style-name="P16">In each lake:</text:p>
              <text:list>
                <text:list-item>
                  <text:p text:style-name="P14"><text:soft-page-break/>Species/life stages present</text:p>
                </text:list-item>
                <text:list-item>
                  <text:p text:style-name="P13">Measurements/TS</text:p>
                </text:list-item>
              </text:list>
            </text:list-item>
          </text:list>
        </text:list-item>
        <text:list-item>
          <text:p text:style-name="P14">Density/abundance of fish/zooplankton</text:p>
          <text:list>
            <text:list-item>
              <text:p text:style-name="P16">In each lake:</text:p>
              <text:list>
                <text:list-item>
                  <text:p text:style-name="P16">Mean fish and zoop density in each survey</text:p>
                </text:list-item>
                <text:list-item>
                  <text:p text:style-name="P16">Estimate of total biomass in each lake</text:p>
                </text:list-item>
              </text:list>
            </text:list-item>
          </text:list>
        </text:list-item>
        <text:list-item>
          <text:p text:style-name="P5">Changes in distribution over time</text:p>
          <text:list>
            <text:list-item>
              <text:p text:style-name="P16">In each lake:</text:p>
              <text:list>
                <text:list-item>
                  <text:p text:style-name="P5">Vertical</text:p>
                </text:list-item>
                <text:list-item>
                  <text:p text:style-name="P5">Horizontal? <text:span text:style-name="T8">Trends, measures of autocorrelation/patchiness?</text:span></text:p>
                </text:list-item>
              </text:list>
            </text:list-item>
          </text:list>
        </text:list-item>
        <text:list-item>
          <text:p text:style-name="P5">Other characteristics of environment?</text:p>
          <text:list>
            <text:list-item>
              <text:p text:style-name="P5">Water clarity, chlorophyll, stratification</text:p>
            </text:list-item>
          </text:list>
        </text:list-item>
      </text:list>
      <text:p text:style-name="P6"/>
      <text:p text:style-name="P1">Discussion</text:p>
      <text:list xml:id="list2457864702747962390" text:style-name="L3">
        <text:list-item>
          <text:p text:style-name="P18">Looks like more fish/less zooplankton in Cherry Lake</text:p>
          <text:list>
            <text:list-item>
              <text:p text:style-name="P18">Different food web due to stocking?</text:p>
            </text:list-item>
            <text:list-item>
              <text:p text:style-name="P19">Discuss differences (if any) in zooplankton communities between lakes</text:p>
            </text:list-item>
          </text:list>
        </text:list-item>
        <text:list-item>
          <text:p text:style-name="P18">Seasonal cycle</text:p>
          <text:list>
            <text:list-item>
              <text:p text:style-name="P18">Looks like spring bloom present in both lakes</text:p>
            </text:list-item>
            <text:list-item>
              <text:p text:style-name="P18">Stratification increases over summer, zoops concentrate near surface?</text:p>
            </text:list-item>
            <text:list-item>
              <text:p text:style-name="P20">Zoop populations decline by end of the summer</text:p>
            </text:list-item>
          </text:list>
        </text:list-item>
        <text:list-item>
          <text:p text:style-name="P18">Effects of fire (if we can say anything about them...)</text:p>
        </text:list-item>
        <text:list-item>
          <text:p text:style-name="P20">Paragraph on caveats/challenges</text:p>
          <text:list>
            <text:list-item>
              <text:p text:style-name="P20">Standard acoustic disclaimers (though we have good data, with direct ground truth)</text:p>
            </text:list-item>
            <text:list-item>
              <text:p text:style-name="P20"><text:span text:style-name="T10">With just f</text:span>our time points, <text:span text:style-name="T10">may have missed short-scale effects or changes (e.g., runoff after individual rainstorms)</text:span></text:p>
            </text:list-item>
            <text:list-item>
              <text:p text:style-name="P21">Did not have true before/after sampling with respect to wildfire...for obvious logistical reason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Urmy</meta:initial-creator>
    <meta:creation-date>2014-12-02T11:56:31.670229939</meta:creation-date>
    <dc:date>2014-12-02T17:24:57.172085630</dc:date>
    <dc:creator>Sam Urmy</dc:creator>
    <meta:editing-duration>PT5H24M40S</meta:editing-duration>
    <meta:editing-cycles>9</meta:editing-cycles>
    <meta:generator>LibreOffice/4.2.7.2$Linux_X86_64 LibreOffice_project/420m0$Build-2</meta:generator>
    <meta:document-statistic meta:table-count="0" meta:image-count="0" meta:object-count="0" meta:page-count="2" meta:paragraph-count="62" meta:word-count="471" meta:character-count="2956" meta:non-whitespace-character-count="2593"/>
  </office:meta>
</office:document-meta>
</file>